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8a278" officeooo:paragraph-rsid="0058a278" style:font-size-asian="12pt" style:font-weight-asian="normal" style:font-size-complex="12pt" style:font-weight-complex="normal"/>
    </style:style>
    <style:style style:name="P2" style:family="paragraph" style:parent-style-name="Standard">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009fc" officeooo:paragraph-rsid="006009fc" style:font-size-asian="12pt" style:font-weight-asian="normal" style:font-size-complex="12pt" style:font-weight-complex="normal"/>
    </style:style>
    <style:style style:name="P3" style:family="paragraph" style:parent-style-name="Standard">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bold" officeooo:rsid="006009fc" officeooo:paragraph-rsid="006009fc" style:font-size-asian="12pt" style:font-weight-asian="bold" style:font-size-complex="12pt" style:font-weight-complex="bold"/>
    </style:style>
    <style:style style:name="P4" style:family="paragraph" style:parent-style-name="Standard" style:list-style-name="L2">
      <loext:graphic-properties draw:fill="none"/>
      <style:paragraph-properties fo:background-color="transparent">
        <style:tab-stops>
          <style:tab-stop style:position="1.005cm"/>
        </style:tab-stops>
      </style:paragraph-properties>
      <style:text-properties fo:font-size="12pt" style:text-underline-style="none" fo:font-weight="normal" officeooo:rsid="001190c2" officeooo:paragraph-rsid="00169888" style:font-size-asian="12pt" style:font-weight-asian="normal" style:font-size-complex="12pt" style:font-weight-complex="normal"/>
    </style:style>
    <style:style style:name="P5" style:family="paragraph" style:parent-style-name="Standard" style:list-style-name="L2">
      <loext:graphic-properties draw:fill="none"/>
      <style:paragraph-properties fo:background-color="transparent">
        <style:tab-stops>
          <style:tab-stop style:position="1.005cm"/>
        </style:tab-stops>
      </style:paragraph-properties>
      <style:text-properties fo:font-size="12pt" officeooo:paragraph-rsid="00169888" style:font-size-asian="12pt" style:font-size-complex="12pt"/>
    </style:style>
    <style:style style:name="P6" style:family="paragraph" style:parent-style-name="Standard" style:list-style-name="L2">
      <loext:graphic-properties draw:fill="none"/>
      <style:paragraph-properties fo:background-color="transparent">
        <style:tab-stops>
          <style:tab-stop style:position="1.005cm"/>
        </style:tab-stops>
      </style:paragraph-properties>
      <style:text-properties fo:font-size="12pt" officeooo:rsid="001190c2" officeooo:paragraph-rsid="00169888" style:font-size-asian="12pt" style:font-size-complex="12pt"/>
    </style:style>
    <style:style style:name="P7" style:family="paragraph" style:parent-style-name="Standard" style:list-style-name="L3">
      <loext:graphic-properties draw:fill="none"/>
      <style:paragraph-properties fo:background-color="transparent">
        <style:tab-stops>
          <style:tab-stop style:position="1.005cm"/>
        </style:tab-stops>
      </style:paragraph-properties>
      <style:text-properties fo:font-size="12pt" officeooo:rsid="001f308c" officeooo:paragraph-rsid="001f308c" style:font-size-asian="12pt" style:font-size-complex="12pt"/>
    </style:style>
    <style:style style:name="P8" style:family="paragraph" style:parent-style-name="Standard" style:list-style-name="L3">
      <loext:graphic-properties draw:fill="none"/>
      <style:paragraph-properties fo:background-color="transparent">
        <style:tab-stops>
          <style:tab-stop style:position="1.005cm"/>
        </style:tab-stops>
      </style:paragraph-properties>
      <style:text-properties fo:font-size="12pt" style:text-underline-style="solid" style:text-underline-width="auto" style:text-underline-color="font-color" fo:font-weight="bold" officeooo:rsid="001e7932" officeooo:paragraph-rsid="001e7932" style:font-size-asian="12pt" style:font-weight-asian="bold" style:font-size-complex="12pt" style:font-weight-complex="bold"/>
    </style:style>
    <style:style style:name="P9" style:family="paragraph" style:parent-style-name="Standard" style:list-style-name="L2">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1190c2" officeooo:paragraph-rsid="00169888" style:font-size-asian="12pt" style:font-weight-asian="normal" style:font-size-complex="12pt" style:font-weight-complex="normal"/>
    </style:style>
    <style:style style:name="P10" style:family="paragraph" style:parent-style-name="Standard" style:list-style-name="L2">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12e24c" officeooo:paragraph-rsid="00169888" style:font-size-asian="12pt" style:font-weight-asian="normal" style:font-size-complex="12pt" style:font-weight-complex="normal"/>
    </style:style>
    <style:style style:name="P11" style:family="paragraph" style:parent-style-name="Standard" style:list-style-name="L2">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13e905" officeooo:paragraph-rsid="00169888" style:font-size-asian="12pt" style:font-weight-asian="normal" style:font-size-complex="12pt" style:font-weight-complex="normal"/>
    </style:style>
    <style:style style:name="P12" style:family="paragraph" style:parent-style-name="Standard" style:list-style-name="L2">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154629" officeooo:paragraph-rsid="00169888" style:font-size-asian="12pt" style:font-weight-asian="normal" style:font-size-complex="12pt" style:font-weight-complex="normal"/>
    </style:style>
    <style:style style:name="P13"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1e7932" officeooo:paragraph-rsid="001e7932" style:font-size-asian="12pt" style:font-weight-asian="normal" style:font-size-complex="12pt" style:font-weight-complex="normal"/>
    </style:style>
    <style:style style:name="P14"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1f308c" officeooo:paragraph-rsid="001f308c" style:font-size-asian="12pt" style:font-weight-asian="normal" style:font-size-complex="12pt" style:font-weight-complex="normal"/>
    </style:style>
    <style:style style:name="P15"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15d02" officeooo:paragraph-rsid="00215d02" style:font-size-asian="12pt" style:font-weight-asian="normal" style:font-size-complex="12pt" style:font-weight-complex="normal"/>
    </style:style>
    <style:style style:name="P16"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1ef71" officeooo:paragraph-rsid="0021ef71" style:font-size-asian="12pt" style:font-weight-asian="normal" style:font-size-complex="12pt" style:font-weight-complex="normal"/>
    </style:style>
    <style:style style:name="P17"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245fd" officeooo:paragraph-rsid="002245fd" style:font-size-asian="12pt" style:font-weight-asian="normal" style:font-size-complex="12pt" style:font-weight-complex="normal"/>
    </style:style>
    <style:style style:name="P18"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40368b" officeooo:paragraph-rsid="0040368b" style:font-size-asian="12pt" style:font-weight-asian="normal" style:font-size-complex="12pt" style:font-weight-complex="normal"/>
    </style:style>
    <style:style style:name="P19"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ca040" officeooo:paragraph-rsid="003ca040" style:font-size-asian="12pt" style:font-weight-asian="normal" style:font-size-complex="12pt" style:font-weight-complex="normal"/>
    </style:style>
    <style:style style:name="P20"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f2fb0" officeooo:paragraph-rsid="003f2fb0" style:font-size-asian="12pt" style:font-weight-asian="normal" style:font-size-complex="12pt" style:font-weight-complex="normal"/>
    </style:style>
    <style:style style:name="P21"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30b3e" officeooo:paragraph-rsid="00230b3e" style:font-size-asian="12pt" style:font-weight-asian="normal" style:font-size-complex="12pt" style:font-weight-complex="normal"/>
    </style:style>
    <style:style style:name="P22"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34a21" officeooo:paragraph-rsid="00234a21" style:font-size-asian="12pt" style:font-weight-asian="normal" style:font-size-complex="12pt" style:font-weight-complex="normal"/>
    </style:style>
    <style:style style:name="P23"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8833a" officeooo:paragraph-rsid="0038833a" style:font-size-asian="12pt" style:font-weight-asian="normal" style:font-size-complex="12pt" style:font-weight-complex="normal"/>
    </style:style>
    <style:style style:name="P24" style:family="paragraph" style:parent-style-name="Standard" style:list-style-name="L4">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181401" officeooo:paragraph-rsid="00181401" style:font-size-asian="12pt" style:font-weight-asian="normal" style:font-size-complex="12pt" style:font-weight-complex="normal"/>
    </style:style>
    <style:style style:name="P25" style:family="paragraph" style:parent-style-name="Standard" style:list-style-name="L4">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44a25f" officeooo:paragraph-rsid="0044a25f" style:font-size-asian="12pt" style:font-weight-asian="normal" style:font-size-complex="12pt" style:font-weight-complex="normal"/>
    </style:style>
    <style:style style:name="P26" style:family="paragraph" style:parent-style-name="Standard" style:list-style-name="L4">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dbf70" officeooo:paragraph-rsid="003dbf70" style:font-size-asian="12pt" style:font-weight-asian="normal" style:font-size-complex="12pt" style:font-weight-complex="normal"/>
    </style:style>
    <style:style style:name="P27" style:family="paragraph" style:parent-style-name="Standard" style:list-style-name="L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dd85b" officeooo:paragraph-rsid="003dd85b" style:font-size-asian="12pt" style:font-weight-asian="normal" style:font-size-complex="12pt" style:font-weight-complex="normal"/>
    </style:style>
    <style:style style:name="P28" style:family="paragraph" style:parent-style-name="Standard" style:list-style-name="L10">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dd85b" officeooo:paragraph-rsid="003dd85b" style:font-size-asian="12pt" style:font-weight-asian="normal" style:font-size-complex="12pt" style:font-weight-complex="normal"/>
    </style:style>
    <style:style style:name="P29" style:family="paragraph" style:parent-style-name="Standard" style:list-style-name="L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4537d1" officeooo:paragraph-rsid="004537d1" style:font-size-asian="12pt" style:font-weight-asian="normal" style:font-size-complex="12pt" style:font-weight-complex="normal"/>
    </style:style>
    <style:style style:name="P30" style:family="paragraph" style:parent-style-name="Standard" style:list-style-name="L6">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5fe57" officeooo:paragraph-rsid="0025fe57" style:font-size-asian="12pt" style:font-weight-asian="normal" style:font-size-complex="12pt" style:font-weight-complex="normal"/>
    </style:style>
    <style:style style:name="P31" style:family="paragraph" style:parent-style-name="Standard" style:list-style-name="L7">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7d4e1" officeooo:paragraph-rsid="0027d4e1" style:font-size-asian="12pt" style:font-weight-asian="normal" style:font-size-complex="12pt" style:font-weight-complex="normal"/>
    </style:style>
    <style:style style:name="P32" style:family="paragraph" style:parent-style-name="Standard" style:list-style-name="L7">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84463" officeooo:paragraph-rsid="00284463" style:font-size-asian="12pt" style:font-weight-asian="normal" style:font-size-complex="12pt" style:font-weight-complex="normal"/>
    </style:style>
    <style:style style:name="P33" style:family="paragraph" style:parent-style-name="Standard" style:list-style-name="L7">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4f5033" officeooo:paragraph-rsid="004f5033" style:font-size-asian="12pt" style:font-weight-asian="normal" style:font-size-complex="12pt" style:font-weight-complex="normal"/>
    </style:style>
    <style:style style:name="P34" style:family="paragraph" style:parent-style-name="Standard" style:list-style-name="L8">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a968e" officeooo:paragraph-rsid="002a968e" style:font-size-asian="12pt" style:font-weight-asian="normal" style:font-size-complex="12pt" style:font-weight-complex="normal"/>
    </style:style>
    <style:style style:name="P35" style:family="paragraph" style:parent-style-name="Standard" style:list-style-name="L9">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2ae370" officeooo:paragraph-rsid="002ae370" style:font-size-asian="12pt" style:font-weight-asian="normal" style:font-size-complex="12pt" style:font-weight-complex="normal"/>
    </style:style>
    <style:style style:name="P36" style:family="paragraph" style:parent-style-name="Standard" style:list-style-name="L10">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2751e" officeooo:paragraph-rsid="0032751e" style:font-size-asian="12pt" style:font-weight-asian="normal" style:font-size-complex="12pt" style:font-weight-complex="normal"/>
    </style:style>
    <style:style style:name="P37" style:family="paragraph" style:parent-style-name="Standard" style:list-style-name="L10">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42916" officeooo:paragraph-rsid="00342916" style:font-size-asian="12pt" style:font-weight-asian="normal" style:font-size-complex="12pt" style:font-weight-complex="normal"/>
    </style:style>
    <style:style style:name="P38" style:family="paragraph" style:parent-style-name="Standard" style:list-style-name="L10">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ab99e" officeooo:paragraph-rsid="003ab99e" style:font-size-asian="12pt" style:font-weight-asian="normal" style:font-size-complex="12pt" style:font-weight-complex="normal"/>
    </style:style>
    <style:style style:name="P39" style:family="paragraph" style:parent-style-name="Standard" style:list-style-name="L11">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35446" officeooo:paragraph-rsid="00335446" style:font-size-asian="12pt" style:font-weight-asian="normal" style:font-size-complex="12pt" style:font-weight-complex="normal"/>
    </style:style>
    <style:style style:name="P40" style:family="paragraph" style:parent-style-name="Standard" style:list-style-name="L12">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57481" officeooo:paragraph-rsid="00357481" style:font-size-asian="12pt" style:font-weight-asian="normal" style:font-size-complex="12pt" style:font-weight-complex="normal"/>
    </style:style>
    <style:style style:name="P41" style:family="paragraph" style:parent-style-name="Standard" style:list-style-name="L1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357481" officeooo:paragraph-rsid="00357481" style:font-size-asian="12pt" style:font-weight-asian="normal" style:font-size-complex="12pt" style:font-weight-complex="normal"/>
    </style:style>
    <style:style style:name="P42" style:family="paragraph" style:parent-style-name="Standard" style:list-style-name="L14">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47d2f4" officeooo:paragraph-rsid="0047d2f4" style:font-size-asian="12pt" style:font-weight-asian="normal" style:font-size-complex="12pt" style:font-weight-complex="normal"/>
    </style:style>
    <style:style style:name="P43" style:family="paragraph" style:parent-style-name="Standard" style:list-style-name="L14">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4b2c2a" officeooo:paragraph-rsid="004b2c2a" style:font-size-asian="12pt" style:font-weight-asian="normal" style:font-size-complex="12pt" style:font-weight-complex="normal"/>
    </style:style>
    <style:style style:name="P44" style:family="paragraph" style:parent-style-name="Standard" style:list-style-name="L1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4d3c25" officeooo:paragraph-rsid="004d3c25" style:font-size-asian="12pt" style:font-weight-asian="normal" style:font-size-complex="12pt" style:font-weight-complex="normal"/>
    </style:style>
    <style:style style:name="P45" style:family="paragraph" style:parent-style-name="Standard" style:list-style-name="L16">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1b4bd" officeooo:paragraph-rsid="0051b4bd" style:font-size-asian="12pt" style:font-weight-asian="normal" style:font-size-complex="12pt" style:font-weight-complex="normal"/>
    </style:style>
    <style:style style:name="P46" style:family="paragraph" style:parent-style-name="Standard" style:list-style-name="L16">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32cc0" officeooo:paragraph-rsid="00532cc0" style:font-size-asian="12pt" style:font-weight-asian="normal" style:font-size-complex="12pt" style:font-weight-complex="normal"/>
    </style:style>
    <style:style style:name="P47" style:family="paragraph" style:parent-style-name="Standard" style:list-style-name="L17">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0af9d" officeooo:paragraph-rsid="0050af9d" style:font-size-asian="12pt" style:font-weight-asian="normal" style:font-size-complex="12pt" style:font-weight-complex="normal"/>
    </style:style>
    <style:style style:name="P48" style:family="paragraph" style:parent-style-name="Standard" style:list-style-name="L17">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7404c" officeooo:paragraph-rsid="0057404c" style:font-size-asian="12pt" style:font-weight-asian="normal" style:font-size-complex="12pt" style:font-weight-complex="normal"/>
    </style:style>
    <style:style style:name="P49" style:family="paragraph" style:parent-style-name="Standard" style:list-style-name="L17">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54d80" officeooo:paragraph-rsid="00554d80" style:font-size-asian="12pt" style:font-weight-asian="normal" style:font-size-complex="12pt" style:font-weight-complex="normal"/>
    </style:style>
    <style:style style:name="P50" style:family="paragraph" style:parent-style-name="Standard" style:list-style-name="L18">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8a278" officeooo:paragraph-rsid="0058a278" style:font-size-asian="12pt" style:font-weight-asian="normal" style:font-size-complex="12pt" style:font-weight-complex="normal"/>
    </style:style>
    <style:style style:name="P51" style:family="paragraph" style:parent-style-name="Standard" style:list-style-name="L19">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8a278" officeooo:paragraph-rsid="0058a278" style:font-size-asian="12pt" style:font-weight-asian="normal" style:font-size-complex="12pt" style:font-weight-complex="normal"/>
    </style:style>
    <style:style style:name="P52" style:family="paragraph" style:parent-style-name="Standard" style:list-style-name="L18">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a9b97" officeooo:paragraph-rsid="005a9b97" style:font-size-asian="12pt" style:font-weight-asian="normal" style:font-size-complex="12pt" style:font-weight-complex="normal"/>
    </style:style>
    <style:style style:name="P53" style:family="paragraph" style:parent-style-name="Standard" style:list-style-name="L20">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5d164b" officeooo:paragraph-rsid="005d164b" style:font-size-asian="12pt" style:font-weight-asian="normal" style:font-size-complex="12pt" style:font-weight-complex="normal"/>
    </style:style>
    <style:style style:name="P54" style:family="paragraph" style:parent-style-name="Standard" style:list-style-name="L22">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009fc" officeooo:paragraph-rsid="006009fc" style:font-size-asian="12pt" style:font-weight-asian="normal" style:font-size-complex="12pt" style:font-weight-complex="normal"/>
    </style:style>
    <style:style style:name="P55" style:family="paragraph" style:parent-style-name="Standard" style:list-style-name="L2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009fc" officeooo:paragraph-rsid="006009fc" style:font-size-asian="12pt" style:font-weight-asian="normal" style:font-size-complex="12pt" style:font-weight-complex="normal"/>
    </style:style>
    <style:style style:name="P56" style:family="paragraph" style:parent-style-name="Standard" style:list-style-name="L24">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009fc" officeooo:paragraph-rsid="006009fc" style:font-size-asian="12pt" style:font-weight-asian="normal" style:font-size-complex="12pt" style:font-weight-complex="normal"/>
    </style:style>
    <style:style style:name="P57" style:family="paragraph" style:parent-style-name="Standard" style:list-style-name="L23">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9f21e" officeooo:paragraph-rsid="0069f21e" style:font-size-asian="12pt" style:font-weight-asian="normal" style:font-size-complex="12pt" style:font-weight-complex="normal"/>
    </style:style>
    <style:style style:name="P58" style:family="paragraph" style:parent-style-name="Standard" style:list-style-name="L24">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04b48" officeooo:paragraph-rsid="00604b48" style:font-size-asian="12pt" style:font-weight-asian="normal" style:font-size-complex="12pt" style:font-weight-complex="normal"/>
    </style:style>
    <style:style style:name="P59"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2456e" officeooo:paragraph-rsid="0062456e" style:font-size-asian="12pt" style:font-weight-asian="normal" style:font-size-complex="12pt" style:font-weight-complex="normal"/>
    </style:style>
    <style:style style:name="P60"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2a305" officeooo:paragraph-rsid="0062a305" style:font-size-asian="12pt" style:font-weight-asian="normal" style:font-size-complex="12pt" style:font-weight-complex="normal"/>
    </style:style>
    <style:style style:name="P61"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c4242" officeooo:paragraph-rsid="006c4242" style:font-size-asian="12pt" style:font-weight-asian="normal" style:font-size-complex="12pt" style:font-weight-complex="normal"/>
    </style:style>
    <style:style style:name="P62"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3296c" officeooo:paragraph-rsid="0063296c" style:font-size-asian="12pt" style:font-weight-asian="normal" style:font-size-complex="12pt" style:font-weight-complex="normal"/>
    </style:style>
    <style:style style:name="P63"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42a9e" officeooo:paragraph-rsid="00642a9e" style:font-size-asian="12pt" style:font-weight-asian="normal" style:font-size-complex="12pt" style:font-weight-complex="normal"/>
    </style:style>
    <style:style style:name="P64"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571d8" officeooo:paragraph-rsid="006571d8" style:font-size-asian="12pt" style:font-weight-asian="normal" style:font-size-complex="12pt" style:font-weight-complex="normal"/>
    </style:style>
    <style:style style:name="P65"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7408b" officeooo:paragraph-rsid="0067408b" style:font-size-asian="12pt" style:font-weight-asian="normal" style:font-size-complex="12pt" style:font-weight-complex="normal"/>
    </style:style>
    <style:style style:name="P66"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d68fe" officeooo:paragraph-rsid="006d68fe" style:font-size-asian="12pt" style:font-weight-asian="normal" style:font-size-complex="12pt" style:font-weight-complex="normal"/>
    </style:style>
    <style:style style:name="P67" style:family="paragraph" style:parent-style-name="Standard" style:list-style-name="L26">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normal" officeooo:rsid="006f7809" officeooo:paragraph-rsid="006f7809" style:font-size-asian="12pt" style:font-weight-asian="normal" style:font-size-complex="12pt" style:font-weight-complex="normal"/>
    </style:style>
    <style:style style:name="P68" style:family="paragraph" style:parent-style-name="Standard" style:list-style-name="L2">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bold" officeooo:rsid="0012e24c" officeooo:paragraph-rsid="00169888" style:font-size-asian="12pt" style:font-weight-asian="bold" style:font-size-complex="12pt" style:font-weight-complex="bold"/>
    </style:style>
    <style:style style:name="P69"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bold" officeooo:rsid="0063296c" officeooo:paragraph-rsid="0063296c" style:font-size-asian="12pt" style:font-weight-asian="bold" style:font-size-complex="12pt" style:font-weight-complex="bold"/>
    </style:style>
    <style:style style:name="P70"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bold" officeooo:rsid="00642a9e" officeooo:paragraph-rsid="00642a9e" style:font-size-asian="12pt" style:font-weight-asian="bold" style:font-size-complex="12pt" style:font-weight-complex="bold"/>
    </style:style>
    <style:style style:name="P71"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none" fo:font-weight="bold" officeooo:rsid="006c4242" officeooo:paragraph-rsid="006c4242" style:font-size-asian="12pt" style:font-weight-asian="bold" style:font-size-complex="12pt" style:font-weight-complex="bold"/>
    </style:style>
    <style:style style:name="P72"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2pt" style:text-underline-style="solid" style:text-underline-width="auto" style:text-underline-color="font-color" fo:font-weight="normal" officeooo:rsid="00234a21" officeooo:paragraph-rsid="00234a21" style:font-size-asian="12pt" style:font-weight-asian="normal" style:font-size-complex="12pt" style:font-weight-complex="normal"/>
    </style:style>
    <style:style style:name="P73" style:family="paragraph" style:parent-style-name="Standard" style:list-style-name="L25">
      <loext:graphic-properties draw:fill="none"/>
      <style:paragraph-properties fo:background-color="transparent">
        <style:tab-stops>
          <style:tab-stop style:position="1.005cm"/>
        </style:tab-stops>
      </style:paragraph-properties>
      <style:text-properties style:font-name="Liberation Serif" fo:font-size="12pt" style:text-underline-style="solid" style:text-underline-width="auto" style:text-underline-color="font-color" fo:font-weight="normal" officeooo:rsid="006d68fe" officeooo:paragraph-rsid="006d68fe" style:font-size-asian="12pt" style:font-weight-asian="normal" style:font-size-complex="12pt" style:font-weight-complex="normal"/>
    </style:style>
    <style:style style:name="P74" style:family="paragraph" style:parent-style-name="Standard" style:list-style-name="L3">
      <loext:graphic-properties draw:fill="none"/>
      <style:paragraph-properties fo:background-color="transparent">
        <style:tab-stops>
          <style:tab-stop style:position="1.005cm"/>
        </style:tab-stops>
      </style:paragraph-properties>
      <style:text-properties style:font-name="Liberation Serif" fo:font-size="13pt" style:text-underline-style="solid" style:text-underline-width="auto" style:text-underline-color="font-color" fo:font-weight="normal" officeooo:rsid="003ca040" officeooo:paragraph-rsid="003ca040" style:font-size-asian="13pt" style:font-weight-asian="normal" style:font-size-complex="13pt" style:font-weight-complex="normal"/>
    </style:style>
    <style:style style:name="P75" style:family="paragraph" style:parent-style-name="Standard" style:list-style-name="L8">
      <loext:graphic-properties draw:fill="none"/>
      <style:paragraph-properties fo:background-color="transparent">
        <style:tab-stops>
          <style:tab-stop style:position="1.005cm"/>
        </style:tab-stops>
      </style:paragraph-properties>
      <style:text-properties fo:font-variant="normal" fo:text-transform="none" fo:color="#000000" loext:opacity="100%" style:font-name="Liberation Serif" fo:font-size="12pt" fo:letter-spacing="normal" fo:font-style="normal" style:text-underline-style="none" fo:font-weight="normal" officeooo:rsid="002a968e" officeooo:paragraph-rsid="002a968e" style:font-size-asian="12pt" style:font-weight-asian="normal" style:font-size-complex="12pt" style:font-weight-complex="normal"/>
    </style:style>
    <style:style style:name="P76" style:family="paragraph" style:parent-style-name="Standard" style:list-style-name="L21">
      <loext:graphic-properties draw:fill="none"/>
      <style:paragraph-properties fo:background-color="transparent">
        <style:tab-stops>
          <style:tab-stop style:position="1.005cm"/>
        </style:tab-stops>
      </style:paragraph-properties>
      <style:text-properties fo:font-variant="normal" fo:text-transform="none" style:font-name="Liberation Serif" fo:font-size="12pt" fo:letter-spacing="normal" fo:font-style="normal" style:text-underline-style="none" fo:font-weight="normal" officeooo:rsid="005d51cd" officeooo:paragraph-rsid="005d51cd" style:font-size-asian="12pt" style:font-weight-asian="normal" style:font-size-complex="12pt" style:font-weight-complex="normal"/>
    </style:style>
    <style:style style:name="P77" style:family="paragraph" style:parent-style-name="Standard" style:list-style-name="L21">
      <loext:graphic-properties draw:fill="none"/>
      <style:paragraph-properties fo:background-color="transparent">
        <style:tab-stops>
          <style:tab-stop style:position="1.005cm"/>
        </style:tab-stops>
      </style:paragraph-properties>
      <style:text-properties fo:font-variant="normal" fo:text-transform="none" style:font-name="Liberation Serif" fo:font-size="12pt" fo:letter-spacing="normal" fo:font-style="normal" style:text-underline-style="none" fo:font-weight="normal" officeooo:rsid="005d9728" officeooo:paragraph-rsid="005d9728" style:font-size-asian="12pt" style:font-weight-asian="normal" style:font-size-complex="12pt" style:font-weight-complex="normal"/>
    </style:style>
    <style:style style:name="P78" style:family="paragraph" style:parent-style-name="Standard" style:list-style-name="L17">
      <loext:graphic-properties draw:fill="none"/>
      <style:paragraph-properties fo:background-color="transparent">
        <style:tab-stops>
          <style:tab-stop style:position="1.005cm"/>
        </style:tab-stops>
      </style:paragraph-properties>
      <style:text-properties officeooo:paragraph-rsid="00554d80"/>
    </style:style>
    <style:style style:name="P79" style:family="paragraph" style:parent-style-name="Standard" style:list-style-name="L25">
      <loext:graphic-properties draw:fill="none"/>
      <style:paragraph-properties fo:background-color="transparent">
        <style:tab-stops>
          <style:tab-stop style:position="1.005cm"/>
        </style:tab-stops>
      </style:paragraph-properties>
      <style:text-properties officeooo:paragraph-rsid="006571d8"/>
    </style:style>
    <style:style style:name="P80" style:family="paragraph" style:parent-style-name="Standard" style:list-style-name="L25">
      <loext:graphic-properties draw:fill="none"/>
      <style:paragraph-properties fo:background-color="transparent">
        <style:tab-stops>
          <style:tab-stop style:position="1.005cm"/>
        </style:tab-stops>
      </style:paragraph-properties>
      <style:text-properties officeooo:rsid="006a4bd1" officeooo:paragraph-rsid="006a4bd1"/>
    </style:style>
    <style:style style:name="P81" style:family="paragraph" style:parent-style-name="Standard" style:list-style-name="L25">
      <loext:graphic-properties draw:fill="none"/>
      <style:paragraph-properties fo:background-color="transparent">
        <style:tab-stops>
          <style:tab-stop style:position="1.005cm"/>
        </style:tab-stops>
      </style:paragraph-properties>
      <style:text-properties fo:font-weight="bold" officeooo:rsid="0067408b" officeooo:paragraph-rsid="0067408b" style:font-weight-asian="bold" style:font-weight-complex="bold"/>
    </style:style>
    <style:style style:name="P82" style:family="paragraph" style:parent-style-name="Standard" style:list-style-name="L1" style:master-page-name="">
      <loext:graphic-properties draw:fill="none"/>
      <style:paragraph-properties fo:margin-left="-0.4cm" fo:margin-right="0cm" fo:text-indent="-0.9cm" style:auto-text-indent="false" style:page-number="auto" fo:background-color="transparent">
        <style:tab-stops>
          <style:tab-stop style:position="1.005cm"/>
        </style:tab-stops>
      </style:paragraph-properties>
      <style:text-properties fo:font-size="12pt" officeooo:rsid="00284463" officeooo:paragraph-rsid="00284463" style:font-size-asian="12pt" style:font-size-complex="12pt"/>
    </style:style>
    <style:style style:name="P83"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fo:font-size="12pt" officeooo:rsid="000e4db5" officeooo:paragraph-rsid="000e4db5" style:font-size-asian="12pt" style:font-size-complex="12pt"/>
    </style:style>
    <style:style style:name="P84"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fo:font-size="12pt" style:text-underline-style="solid" style:text-underline-width="auto" style:text-underline-color="font-color" fo:font-weight="bold" officeooo:rsid="001190c2" officeooo:paragraph-rsid="00169888" style:font-size-asian="12pt" style:font-weight-asian="bold" style:font-size-complex="12pt" style:font-weight-complex="bold"/>
    </style:style>
    <style:style style:name="P85"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fo:font-size="12pt" style:text-underline-style="none" fo:font-weight="normal" officeooo:rsid="00169888" officeooo:paragraph-rsid="00169888" style:font-size-asian="12pt" style:font-weight-asian="normal" style:font-size-complex="12pt" style:font-weight-complex="normal"/>
    </style:style>
    <style:style style:name="P86"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169888" officeooo:paragraph-rsid="00169888" style:font-size-asian="12pt" style:font-weight-asian="normal" style:font-size-complex="12pt" style:font-weight-complex="normal"/>
    </style:style>
    <style:style style:name="P87"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29a899" officeooo:paragraph-rsid="0029a899" style:font-size-asian="12pt" style:font-weight-asian="normal" style:font-size-complex="12pt" style:font-weight-complex="normal"/>
    </style:style>
    <style:style style:name="P88"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2ae370" officeooo:paragraph-rsid="002ae370" style:font-size-asian="12pt" style:font-weight-asian="normal" style:font-size-complex="12pt" style:font-weight-complex="normal"/>
    </style:style>
    <style:style style:name="P89"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2f7826" officeooo:paragraph-rsid="002f7826" style:font-size-asian="12pt" style:font-weight-asian="normal" style:font-size-complex="12pt" style:font-weight-complex="normal"/>
    </style:style>
    <style:style style:name="P90"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32751e" officeooo:paragraph-rsid="0032751e" style:font-size-asian="12pt" style:font-weight-asian="normal" style:font-size-complex="12pt" style:font-weight-complex="normal"/>
    </style:style>
    <style:style style:name="P91"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335446" officeooo:paragraph-rsid="00335446" style:font-size-asian="12pt" style:font-weight-asian="normal" style:font-size-complex="12pt" style:font-weight-complex="normal"/>
    </style:style>
    <style:style style:name="P92"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342916" officeooo:paragraph-rsid="00342916" style:font-size-asian="12pt" style:font-weight-asian="normal" style:font-size-complex="12pt" style:font-weight-complex="normal"/>
    </style:style>
    <style:style style:name="P93"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48d0ab" officeooo:paragraph-rsid="0048d0ab" style:font-size-asian="12pt" style:font-weight-asian="normal" style:font-size-complex="12pt" style:font-weight-complex="normal"/>
    </style:style>
    <style:style style:name="P94"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50af9d" officeooo:paragraph-rsid="0050af9d" style:font-size-asian="12pt" style:font-weight-asian="normal" style:font-size-complex="12pt" style:font-weight-complex="normal"/>
    </style:style>
    <style:style style:name="P95"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604b48" officeooo:paragraph-rsid="00604b48" style:font-size-asian="12pt" style:font-weight-asian="normal" style:font-size-complex="12pt" style:font-weight-complex="normal"/>
    </style:style>
    <style:style style:name="P96"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62456e" officeooo:paragraph-rsid="0062456e" style:font-size-asian="12pt" style:font-weight-asian="normal" style:font-size-complex="12pt" style:font-weight-complex="normal"/>
    </style:style>
    <style:style style:name="P97"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normal" officeooo:rsid="005d51cd" officeooo:paragraph-rsid="005d51cd" style:font-size-asian="12pt" style:font-weight-asian="normal" style:font-size-complex="12pt" style:font-weight-complex="normal"/>
    </style:style>
    <style:style style:name="P98"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bold" officeooo:rsid="004d3c25" officeooo:paragraph-rsid="004d3c25" style:font-size-asian="12pt" style:font-weight-asian="bold" style:font-size-complex="12pt" style:font-weight-complex="bold"/>
    </style:style>
    <style:style style:name="P99"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bold" officeooo:rsid="0051b4bd" officeooo:paragraph-rsid="0051b4bd" style:font-size-asian="12pt" style:font-weight-asian="bold" style:font-size-complex="12pt" style:font-weight-complex="bold"/>
    </style:style>
    <style:style style:name="P100"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bold" officeooo:rsid="0058a278" officeooo:paragraph-rsid="0058a278" style:font-size-asian="12pt" style:font-weight-asian="bold" style:font-size-complex="12pt" style:font-weight-complex="bold"/>
    </style:style>
    <style:style style:name="P101"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none" fo:font-weight="bold" officeooo:rsid="006009fc" officeooo:paragraph-rsid="006009fc" style:font-size-asian="12pt" style:font-weight-asian="bold" style:font-size-complex="12pt" style:font-weight-complex="bold"/>
    </style:style>
    <style:style style:name="P102"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solid" style:text-underline-width="auto" style:text-underline-color="font-color" fo:font-weight="normal" officeooo:rsid="0025fe57" officeooo:paragraph-rsid="0025fe57" style:font-size-asian="12pt" style:font-weight-asian="normal" style:font-size-complex="12pt" style:font-weight-complex="normal"/>
    </style:style>
    <style:style style:name="P103"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solid" style:text-underline-width="auto" style:text-underline-color="font-color" fo:font-weight="normal" officeooo:rsid="005d164b" officeooo:paragraph-rsid="005d164b" style:font-size-asian="12pt" style:font-weight-asian="normal" style:font-size-complex="12pt" style:font-weight-complex="normal"/>
    </style:style>
    <style:style style:name="P104"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2pt" style:text-underline-style="solid" style:text-underline-width="auto" style:text-underline-color="font-color" fo:font-weight="bold" officeooo:rsid="005d51cd" officeooo:paragraph-rsid="005d51cd" style:font-size-asian="12pt" style:font-weight-asian="bold" style:font-size-complex="12pt" style:font-weight-complex="bold"/>
    </style:style>
    <style:style style:name="P105"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4pt" style:text-underline-style="solid" style:text-underline-width="auto" style:text-underline-color="font-color" fo:font-weight="bold" officeooo:rsid="0027d4e1" officeooo:paragraph-rsid="0027d4e1" style:font-size-asian="14pt" style:font-weight-asian="bold" style:font-size-complex="14pt" style:font-weight-complex="bold"/>
    </style:style>
    <style:style style:name="P106"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4pt" style:text-underline-style="solid" style:text-underline-width="auto" style:text-underline-color="font-color" fo:font-weight="bold" officeooo:rsid="0032751e" officeooo:paragraph-rsid="0032751e" style:font-size-asian="14pt" style:font-weight-asian="bold" style:font-size-complex="14pt" style:font-weight-complex="bold"/>
    </style:style>
    <style:style style:name="P107"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4pt" style:text-underline-style="solid" style:text-underline-width="auto" style:text-underline-color="font-color" fo:font-weight="bold" officeooo:rsid="0047d2f4" officeooo:paragraph-rsid="0047d2f4" style:font-size-asian="14pt" style:font-weight-asian="bold" style:font-size-complex="14pt" style:font-weight-complex="bold"/>
    </style:style>
    <style:style style:name="P108"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4pt" style:text-underline-style="solid" style:text-underline-width="auto" style:text-underline-color="font-color" fo:font-weight="bold" officeooo:rsid="006f7809" officeooo:paragraph-rsid="006f7809" style:font-size-asian="14pt" style:font-weight-asian="bold" style:font-size-complex="14pt" style:font-weight-complex="bold"/>
    </style:style>
    <style:style style:name="P109" style:family="paragraph" style:parent-style-name="Standard" style:list-style-name="L1">
      <loext:graphic-properties draw:fill="none"/>
      <style:paragraph-properties fo:margin-left="-0.4cm" fo:margin-right="0cm" fo:text-indent="-0.9cm" style:auto-text-indent="false" fo:background-color="transparent">
        <style:tab-stops>
          <style:tab-stop style:position="1.005cm"/>
        </style:tab-stops>
      </style:paragraph-properties>
      <style:text-properties style:font-name="Liberation Serif" fo:font-size="15pt" style:text-underline-style="solid" style:text-underline-width="auto" style:text-underline-color="font-color" fo:font-weight="bold" officeooo:rsid="0062456e" officeooo:paragraph-rsid="0062456e" style:font-size-asian="15pt" style:font-weight-asian="bold" style:font-size-complex="15pt" style:font-weight-complex="bold"/>
    </style:style>
    <style:style style:name="T1" style:family="text">
      <style:text-properties style:font-name="Liberation Serif1"/>
    </style:style>
    <style:style style:name="T2" style:family="text">
      <style:text-properties style:font-name="Liberation Serif1" style:text-underline-style="none" fo:font-weight="normal" style:font-weight-asian="normal" style:font-weight-complex="normal"/>
    </style:style>
    <style:style style:name="T3" style:family="text">
      <style:text-properties style:font-name="Liberation Serif1" style:text-underline-style="none" fo:font-weight="normal" officeooo:rsid="001190c2" style:font-weight-asian="normal" style:font-weight-complex="normal"/>
    </style:style>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fo:font-weight="bold" style:font-weight-asian="bold" style:font-weight-complex="bold"/>
    </style:style>
    <style:style style:name="T6" style:family="text">
      <style:text-properties style:font-name="Liberation Serif" style:text-underline-style="solid" style:text-underline-width="auto" style:text-underline-color="font-color" fo:font-weight="bold" officeooo:rsid="001190c2" style:font-weight-asian="bold" style:font-weight-complex="bold"/>
    </style:style>
    <style:style style:name="T7" style:family="text">
      <style:text-properties style:font-name="Liberation Serif" officeooo:rsid="001bb979"/>
    </style:style>
    <style:style style:name="T8" style:family="text">
      <style:text-properties style:font-name="Liberation Serif" style:text-underline-style="none" fo:font-weight="normal" style:font-weight-asian="normal" style:font-weight-complex="normal"/>
    </style:style>
    <style:style style:name="T9" style:family="text">
      <style:text-properties style:font-name="Liberation Serif" style:text-underline-style="none" fo:font-weight="normal" officeooo:rsid="001190c2" style:font-weight-asian="normal" style:font-weight-complex="normal"/>
    </style:style>
    <style:style style:name="T10" style:family="text">
      <style:text-properties style:font-name="Liberation Serif" style:text-underline-style="none" fo:font-weight="normal" officeooo:rsid="002009ea" style:font-weight-asian="normal" style:font-weight-complex="normal"/>
    </style:style>
    <style:style style:name="T11" style:family="text">
      <style:text-properties style:font-name="Liberation Serif" officeooo:rsid="00154629"/>
    </style:style>
    <style:style style:name="T12" style:family="text">
      <style:text-properties style:font-name="Liberation Serif" officeooo:rsid="004537d1"/>
    </style:style>
    <style:style style:name="T13" style:family="text">
      <style:text-properties style:font-name="Liberation Serif" fo:font-size="12pt" style:text-underline-style="none" fo:font-weight="normal" style:font-size-asian="12pt" style:font-weight-asian="normal" style:font-size-complex="12pt" style:font-weight-complex="normal"/>
    </style:style>
    <style:style style:name="T14" style:family="text">
      <style:text-properties style:font-name="Liberation Serif" fo:font-size="12pt" style:text-underline-style="none" fo:font-weight="normal" officeooo:rsid="00554d80" style:font-size-asian="12pt" style:font-weight-asian="normal" style:font-size-complex="12pt" style:font-weight-complex="normal"/>
    </style:style>
    <style:style style:name="T15" style:family="text">
      <style:text-properties style:font-name="Liberation Serif" fo:font-size="12pt" style:text-underline-style="none" fo:font-weight="normal" officeooo:rsid="005821e3" style:font-size-asian="12pt" style:font-weight-asian="normal" style:font-size-complex="12pt" style:font-weight-complex="normal"/>
    </style:style>
    <style:style style:name="T16" style:family="text">
      <style:text-properties style:font-name="Liberation Serif" fo:font-size="12pt" style:text-underline-style="none" fo:font-weight="normal" officeooo:rsid="0067408b" style:font-size-asian="12pt" style:font-weight-asian="normal" style:font-size-complex="12pt" style:font-weight-complex="normal"/>
    </style:style>
    <style:style style:name="T17" style:family="text">
      <style:text-properties style:font-name="Liberation Serif" fo:font-size="12pt" style:text-underline-style="none" fo:font-weight="normal" officeooo:rsid="006571d8" style:font-size-asian="12pt" style:font-weight-asian="normal" style:font-size-complex="12pt" style:font-weight-complex="normal"/>
    </style:style>
    <style:style style:name="T18" style:family="text">
      <style:text-properties style:font-name="Liberation Serif" fo:font-size="12pt" style:text-underline-style="none" style:font-size-asian="12pt" style:font-size-complex="12pt"/>
    </style:style>
    <style:style style:name="T19" style:family="text">
      <style:text-properties style:font-name="Liberation Serif" fo:font-size="12pt" style:text-underline-style="none" officeooo:rsid="006571d8" style:font-size-asian="12pt" style:font-size-complex="12pt"/>
    </style:style>
    <style:style style:name="T20" style:family="text">
      <style:text-properties style:font-name="Liberation Serif" fo:font-weight="bold" style:font-weight-asian="bold" style:font-weight-complex="bold"/>
    </style:style>
    <style:style style:name="T21" style:family="text">
      <style:text-properties officeooo:rsid="000f8bd3"/>
    </style:style>
    <style:style style:name="T22" style:family="text">
      <style:text-properties style:text-underline-style="none"/>
    </style:style>
    <style:style style:name="T23" style:family="text">
      <style:text-properties style:text-position="super 58%"/>
    </style:style>
    <style:style style:name="T24" style:family="text">
      <style:text-properties fo:font-weight="bold" style:font-weight-asian="bold" style:font-weight-complex="bold"/>
    </style:style>
    <style:style style:name="T25" style:family="text">
      <style:text-properties officeooo:rsid="00357481"/>
    </style:style>
    <style:style style:name="T26" style:family="text">
      <style:text-properties officeooo:rsid="003f2fb0"/>
    </style:style>
    <style:style style:name="T27" style:family="text">
      <style:text-properties officeooo:rsid="00532cc0"/>
    </style:style>
    <style:style style:name="T28" style:family="text">
      <style:text-properties officeooo:rsid="005379de"/>
    </style:style>
    <style:style style:name="T29" style:family="text">
      <style:text-properties officeooo:rsid="0057a10b"/>
    </style:style>
    <style:style style:name="T30" style:family="text">
      <style:text-properties fo:color="#ff0000" loext:opacity="100%"/>
    </style:style>
    <style:style style:name="T31" style:family="text">
      <style:text-properties fo:color="#8d1d75" loext:opacity="100%"/>
    </style:style>
    <style:style style:name="T32" style:family="text">
      <style:text-properties fo:color="#5eb91e" loext:opacity="100%"/>
    </style:style>
    <style:style style:name="T33" style:family="text">
      <style:text-properties officeooo:rsid="00604b48"/>
    </style:style>
    <style:style style:name="T34" style:family="text">
      <style:text-properties officeooo:rsid="0067408b"/>
    </style:style>
    <style:style style:name="T35" style:family="text">
      <style:text-properties officeooo:rsid="0069f21e"/>
    </style:style>
    <style:style style:name="T36" style:family="text">
      <style:text-properties style:text-position="sub 58%"/>
    </style:style>
    <style:style style:name="T37" style:family="text">
      <style:text-properties style:text-position="0% 100%"/>
    </style:style>
    <style:style style:name="T38" style:family="text">
      <style:text-properties style:text-position="0% 100%" style:font-name="Liberation Seri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66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15cm" fo:text-indent="-0.635cm" fo:margin-left="0.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cm" fo:text-indent="-0.635cm" fo:margin-left="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15cm" fo:text-indent="-0.635cm" fo:margin-left="0.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cm" fo:text-indent="-0.635cm" fo:margin-left="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31cm" fo:text-indent="-0.635cm" fo:margin-left="0.8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6cm" fo:text-indent="-0.635cm" fo:margin-left="1.4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635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6cm" fo:text-indent="-0.635cm" fo:margin-left="2.7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1cm" fo:text-indent="-0.635cm" fo:margin-left="3.3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6cm" fo:text-indent="-0.635cm" fo:margin-left="4.0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1cm" fo:text-indent="-0.635cm" fo:margin-left="4.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6cm" fo:text-indent="-0.635cm" fo:margin-left="5.2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1cm" fo:text-indent="-0.635cm" fo:margin-left="5.9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6cm" fo:text-indent="-0.635cm" fo:margin-left="6.54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635cm" fo:margin-left="-0.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15cm" fo:text-indent="-0.635cm" fo:margin-left="0.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cm" fo:text-indent="-0.635cm" fo:margin-left="0.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15cm" fo:text-indent="-0.635cm" fo:margin-left="0.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cm" fo:text-indent="-0.635cm" fo:margin-left="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75cm" fo:text-indent="-0.635cm" fo:margin-left="0.9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63579086" text:style-name="L1">
        <text:list-item>
          <text:p text:style-name="P82">6.042 – take this course also.</text:p>
        </text:list-item>
        <text:list-item>
          <text:p text:style-name="P83">Straight forward algorithm - When the list has n elements, the worst case complexity <text:span text:style-name="T21">is </text:span><text:span text:style-name="T1">Ѳ</text:span><text:span text:style-name="T4">(n).</text:span> i<text:span text:style-name="T21">e in the worst case</text:span> we have to look all the elements to find find the peak. </text:p>
        </text:list-item>
        <text:list-item>
          <text:p text:style-name="P84">Asymptotic Notations</text:p>
        </text:list-item>
      </text:list>
      <text:list xml:id="list2303097942" text:style-name="L2">
        <text:list-item>
          <text:p text:style-name="P4">O big-oh upper bound</text:p>
        </text:list-item>
        <text:list-item>
          <text:p text:style-name="P5"><text:span text:style-name="T3">Ω</text:span><text:span text:style-name="T9"> big-omega lower bound</text:span></text:p>
        </text:list-item>
        <text:list-item>
          <text:p text:style-name="P6"><text:span text:style-name="T2">Ѳ</text:span><text:span text:style-name="T8"> theta Average bound</text:span></text:p>
        </text:list-item>
        <text:list-item>
          <text:p text:style-name="P9">Any function we can represent any of these three. </text:p>
        </text:list-item>
        <text:list-item>
          <text:p text:style-name="P10">Time complexity is one among these, if it is not among these it may be a multiple of these. If it is not multiple of these then we can not represent the function with theta, we can go for big-oh or big-omega</text:p>
        </text:list-item>
        <text:list-item>
          <text:p text:style-name="P68">1 &lt; log n &lt; sqrt n &lt; n &lt; nlog n &lt; n^2 &lt; n^3 &lt;...&lt; 2^n <text:s/>&lt; 3^n &lt;... &lt; n^n</text:p>
        </text:list-item>
        <text:list-item>
          <text:p text:style-name="P11">if both the upper and lower bound can represents with same fuction then it is a theta fuction.</text:p>
        </text:list-item>
        <text:list-item>
          <text:p text:style-name="P12">Theta notation gives you the exact near value</text:p>
          <text:p text:style-name="P12"/>
        </text:list-item>
      </text:list>
      <text:list xml:id="list1222510851" text:style-name="L3">
        <text:list-item>
          <text:p text:style-name="P8"><text:span text:style-name="T11">T</text:span><text:span text:style-name="T4">ime Complexity</text:span></text:p>
          <text:list>
            <text:list-item>
              <text:p text:style-name="P13">for(i=0, i&lt;n, i++)<text:tab/>- O(n)</text:p>
            </text:list-item>
            <text:list-item>
              <text:p text:style-name="P13">for(i=0, i&lt;n, i=i+2)<text:tab/>- n/2<text:tab/>- O(n)</text:p>
            </text:list-item>
            <text:list-item>
              <text:p text:style-name="P13">for(i=n, i&gt;1, i--)<text:tab/>- O(n)</text:p>
            </text:list-item>
            <text:list-item>
              <text:p text:style-name="P13">for(i=1, i&lt;n, i=i*2)<text:tab/>- O(log n)</text:p>
            </text:list-item>
            <text:list-item>
              <text:p text:style-name="P13">for(i=1, i&lt;n, i=i*3)<text:tab/>- O(log n)</text:p>
            </text:list-item>
            <text:list-item>
              <text:p text:style-name="P13">for(i=n, i&gt;1, i=i/2)<text:tab/>- O(log n)</text:p>
              <text:p text:style-name="P14"/>
            </text:list-item>
            <text:list-item>
              <text:p text:style-name="P14">T(n) = T(n-1) + 1<text:tab/>- O(n)</text:p>
            </text:list-item>
            <text:list-item>
              <text:p text:style-name="P14">T(n) = T(n-1) + n<text:tab/>- O(n^2)</text:p>
            </text:list-item>
            <text:list-item>
              <text:p text:style-name="P14">T(n) = T(n-1) + log n<text:tab/>- O(n log n)</text:p>
            </text:list-item>
            <text:list-item>
              <text:p text:style-name="P14">T(n) = T(n-1) + n^2<text:tab/>- O(n^3)</text:p>
            </text:list-item>
            <text:list-item>
              <text:p text:style-name="P14">T(n) = T(n-2) + 1<text:tab/>- O(n)</text:p>
            </text:list-item>
            <text:list-item>
              <text:p text:style-name="P7"><text:span text:style-name="T8">T(n) = 2* T(n-1) + 1<text:tab/>- O(</text:span><text:span text:style-name="T10">2^</text:span><text:span text:style-name="T8">n)</text:span></text:p>
            </text:list-item>
          </text:list>
        </text:list-item>
        <text:list-item>
          <text:p text:style-name="P15"><text:span text:style-name="T24">List in python </text:span>- Index, append, pop – takes constant time – O(1)</text:p>
          <text:list>
            <text:list-item>
              <text:p text:style-name="P16">Checking list length in python - O(1)</text:p>
            </text:list-item>
            <text:list-item>
              <text:p text:style-name="P15">Inserion, ie not at the end takes linear time – O(n)</text:p>
            </text:list-item>
            <text:list-item>
              <text:p text:style-name="P15">Insersion at the begining takes O(n) – because it copies rest of the element to the next index.</text:p>
            </text:list-item>
            <text:list-item>
              <text:p text:style-name="P17">L1+L2(addtion of two list) – O(L1+L2) – addtition makes the copy of two list</text:p>
            </text:list-item>
            <text:list-item>
              <text:p text:style-name="P17">L1.extend(L2) – takes only O(L2)</text:p>
            </text:list-item>
            <text:list-item>
              <text:p text:style-name="P18">sorting is O(n log n)</text:p>
            </text:list-item>
            <text:list-item>
              <text:p text:style-name="P19">Adding of list of string is quadratic <text:span text:style-name="T26">(making a single string) </text:span>, because string concatenation is linear, </text:p>
            </text:list-item>
            <text:list-item>
              <text:p text:style-name="P19">the stiring method join is usually faster.</text:p>
            </text:list-item>
            <text:list-item>
              <text:p text:style-name="P20">The built-in functions min and max are linear.</text:p>
            </text:list-item>
            <text:list-item>
              <text:p text:style-name="P20">The run-time of a slice operation is proportional to the length of the output, but independent of the size of the input.</text:p>
            </text:list-item>
          </text:list>
        </text:list-item>
        <text:list-item>
          <text:p text:style-name="P15">LinkedList – Index, append(ie insert at the end), insert not at the begining – O(n)</text:p>
          <text:list>
            <text:list-item>
              <text:p text:style-name="P15">Insersion at the begining takes O(1), </text:p>
            </text:list-item>
          </text:list>
        </text:list-item>
        <text:list-item>
          <text:p text:style-name="P21">== in string is not a constant, it takes O(len of string)</text:p>
        </text:list-item>
        <text:list-item>
          <text:p text:style-name="P72">Dictionary</text:p>
          <text:list>
            <text:list-item>
              <text:p text:style-name="P22">inserting an element using dictionary[key] = value and looking up an element using</text:p>
              <text:p text:style-name="P22">dictionary[key] both run in O(1) expected time.</text:p>
            </text:list-item>
            <text:list-item>
              <text:p text:style-name="P23">in operator is faster for dictionaries than for lists.</text:p>
            </text:list-item>
          </text:list>
        </text:list-item>
        <text:list-item>
          <text:p text:style-name="P74">String</text:p>
          <text:list>
            <text:list-item>
              <text:p text:style-name="P20">indexing and len of string and tuple are constant time.</text:p>
            </text:list-item>
            <text:list-item>
              <text:p text:style-name="P19">string concatenation is linear.</text:p>
            </text:list-item>
            <text:list-item>
              <text:p text:style-name="P20"><text:soft-page-break/>All string methods are linear, but if the length of strings are bounded by a constant (eg: operations on single characters – they are considered cosntant time)</text:p>
            </text:list-item>
          </text:list>
        </text:list-item>
        <text:list-item>
          <text:p text:style-name="P19"/>
        </text:list-item>
      </text:list>
      <text:list xml:id="list154501878592638" text:continue-list="list1263579086" text:style-name="L1">
        <text:list-item>
          <text:p text:style-name="P85"><text:span text:style-name="T6">B</text:span><text:span text:style-name="T5">inary Search tree</text:span><text:span text:style-name="T20"> :</text:span><text:span text:style-name="T4"> </text:span></text:p>
          <text:p text:style-name="P85"><text:span text:style-name="T4"><text:s/><text:tab/><text:tab/></text:span><text:span text:style-name="T7">to perform binary search, the list must be in sorted order.</text:span></text:p>
          <text:list>
            <text:list-header>
              <text:p text:style-name="P85"><text:span text:style-name="T7"><text:s/><text:tab/></text:span><text:span text:style-name="T12">In a binary search tree, everything on left of a node is less than than node and everything on the right of the node is greater than that node</text:span></text:p>
            </text:list-header>
          </text:list>
        </text:list-item>
      </text:list>
      <text:list xml:id="list4150691900" text:style-name="L4">
        <text:list-item>
          <text:list>
            <text:list-item>
              <text:list>
                <text:list-item>
                  <text:list>
                    <text:list-item>
                      <text:p text:style-name="P24">The No of comparison done = height of the tree = <text:span text:style-name="T24">log n</text:span> – where n is the no of elements</text:p>
                    </text:list-item>
                    <text:list-item>
                      <text:p text:style-name="P25">when you have duplicates the node will make a list, (it neither puts in left nor right)</text:p>
                    </text:list-item>
                    <text:list-item>
                      <text:p text:style-name="P24">the worst case time is also = log n</text:p>
                      <text:list>
                        <text:list-item>
                          <text:p text:style-name="P24">min w(n) = log n</text:p>
                        </text:list-item>
                        <text:list-item>
                          <text:p text:style-name="P24">max w(n) = n – ie if the tree is only on on side long. No of elements = height of the tree</text:p>
                        </text:list-item>
                        <text:list-item>
                          <text:p text:style-name="P26">max no of nodes possible at any level i = 2^i <text:s/>(at root i=0, and goes on)</text:p>
                        </text:list-item>
                        <text:list-item>
                          <text:p text:style-name="P26">max(total) no of nodes at binary tree of height h = 2^(h+1) – 1</text:p>
                        </text:list-item>
                        <text:list-item>
                          <text:p text:style-name="P26">min no of (total) nodes = h+1</text:p>
                        </text:list-item>
                      </text:list>
                    </text:list-item>
                  </text:list>
                </text:list-item>
              </text:list>
            </text:list-item>
          </text:list>
        </text:list-item>
      </text:list>
      <text:list xml:id="list2682986230" text:style-name="L5">
        <text:list-item>
          <text:p text:style-name="P27">Types of binary tree</text:p>
          <text:list>
            <text:list-item>
              <text:p text:style-name="P27">full/proper/strict binary tree </text:p>
            </text:list-item>
            <text:list-item>
              <text:p text:style-name="P27">complete binary tree</text:p>
            </text:list-item>
            <text:list-item>
              <text:p text:style-name="P27">perfect binary tree</text:p>
            </text:list-item>
            <text:list-item>
              <text:p text:style-name="P27">degenerate binary tree</text:p>
            </text:list-item>
          </text:list>
        </text:list-item>
        <text:list-item>
          <text:p text:style-name="P29">To find max – go to the right</text:p>
        </text:list-item>
        <text:list-item>
          <text:p text:style-name="P29">To find min – go to the left</text:p>
        </text:list-item>
        <text:list-item>
          <text:p text:style-name="P29">when deleting a node which having both left and right, next larger value of that node takes its palce.</text:p>
          <text:list>
            <text:list-item>
              <text:p text:style-name="P29">If it doesnt has any child then simply remove it</text:p>
            </text:list-item>
            <text:list-item>
              <text:p text:style-name="P29">if it has one child either left or right, remove that node and connect the child with parent.</text:p>
            </text:list-item>
          </text:list>
        </text:list-item>
      </text:list>
      <text:list xml:id="list154500895053145" text:continue-list="list154501878592638" text:style-name="L1">
        <text:list-item>
          <text:p text:style-name="P86"/>
        </text:list-item>
        <text:list-item>
          <text:p text:style-name="P102"><text:span text:style-name="T24">Insertion Sort </text:span><text:span text:style-name="T22">: Takes O(n) for first compare and swap and again takes O(n) for compare with the compared items. So total time is O(n^2) .</text:span></text:p>
        </text:list-item>
      </text:list>
      <text:list xml:id="list132416901" text:style-name="L6">
        <text:list-item>
          <text:list>
            <text:list-item>
              <text:list>
                <text:list-item>
                  <text:p text:style-name="P30">We can reduce this second compare n to log n <text:s/>by taking binary search, because upto i th position is compared. But swaping to that still takes O(n), because it <text:s/>may shift all the rest to right. So the total time again became O(n)</text:p>
                </text:list-item>
              </text:list>
            </text:list-item>
          </text:list>
        </text:list-item>
      </text:list>
      <text:list xml:id="list154501654654314" text:continue-list="list154500895053145" text:style-name="L1">
        <text:list-item>
          <text:p text:style-name="P105">Merge Sort: </text:p>
        </text:list-item>
      </text:list>
      <text:list xml:id="list1340288199" text:style-name="L7">
        <text:list-item>
          <text:list>
            <text:list-item>
              <text:list>
                <text:list-item>
                  <text:p text:style-name="P31">based on the concept that single element is sorted and divide &amp; conquor method</text:p>
                </text:list-item>
                <text:list-item>
                  <text:p text:style-name="P31">divide the elements, compare and merge.</text:p>
                </text:list-item>
                <text:list-item>
                  <text:p text:style-name="P32">Compare two element and add smaller into 3<text:span text:style-name="T23">rd</text:span> array and move the key of the 3<text:span text:style-name="T23">rd</text:span> array and the smaller element containing array to the next position. It goes on. </text:p>
                </text:list-item>
                <text:list-item>
                  <text:p text:style-name="P31">Log n – stages division occures and each stage n comparision take place</text:p>
                </text:list-item>
                <text:list-item>
                  <text:p text:style-name="P31">time complexity is <text:span text:style-name="T24">O(n log n)</text:span></text:p>
                </text:list-item>
                <text:list-item>
                  <text:p text:style-name="P33">it can make as a stable sort.</text:p>
                </text:list-item>
              </text:list>
            </text:list-item>
          </text:list>
        </text:list-item>
      </text:list>
      <text:list xml:id="list154502257768836" text:continue-list="list154501654654314" text:style-name="L1">
        <text:list-item>
          <text:p text:style-name="P87">in merge sort, we need O(n) auxiliary space, ie it need to copy the array to divide , compare and replace it in the space of original array. But for In-place sorting or for insertion sort only need O(1) auxilary space, because it only needs temp variable when swap two elements, </text:p>
        </text:list-item>
      </text:list>
      <text:list xml:id="list348407959" text:style-name="L8">
        <text:list-item>
          <text:p text:style-name="P34"><text:span text:style-name="T24">In-place merge sort</text:span>- impractical <text:s/>in the sence of it doesnt do very well in terms of the constant factors. So while it is in-place and its still O(n log n). - </text:p>
        </text:list-item>
        <text:list-item>
          <text:p text:style-name="P34">The running time of in-place merge sort is much high than a regular merge sort which use O(n) auxiliary spaces.</text:p>
        </text:list-item>
        <text:list-item>
          <text:p text:style-name="P75">in-place sorting algorithm uses constant extra space for producing the output (modifies the given array only). It sorts the list only by modifying the order of the elements within the list.</text:p>
        </text:list-item>
      </text:list>
      <text:list xml:id="list154501997257957" text:continue-list="list154502257768836" text:style-name="L1">
        <text:list-item>
          <text:p text:style-name="P88">Time comparison</text:p>
        </text:list-item>
      </text:list>
      <text:list xml:id="list1514697362" text:style-name="L9">
        <text:list-item>
          <text:p text:style-name="P35">Merge sort in python<text:tab/><text:tab/>2.2n log n microSec</text:p>
        </text:list-item>
        <text:list-item>
          <text:p text:style-name="P35">Insertion sort in python<text:tab/>0.2n^2 microSec</text:p>
        </text:list-item>
        <text:list-item>
          <text:p text:style-name="P35"><text:soft-page-break/>Insertion sort in C<text:tab/><text:tab/>0.01 n^2 microSec</text:p>
        </text:list-item>
        <text:list-item>
          <text:p text:style-name="P35">when n &gt;4000 merge sort in python beats insertion sort in C.</text:p>
        </text:list-item>
      </text:list>
      <text:list xml:id="list154501034316164" text:continue-list="list154501997257957" text:style-name="L1">
        <text:list-item>
          <text:p text:style-name="P89">When comparing two sorted list or finding common element,( we dont have to look back the elements of the second list every time, because it is sorted) we can use key number, which moves down (add one each time) for the element of the second list <text:s/>- time complexity is O(L1 + L2)</text:p>
          <text:p text:style-name="P90"/>
        </text:list-item>
        <text:list-item>
          <text:p text:style-name="P106">Heap</text:p>
        </text:list-item>
      </text:list>
      <text:list xml:id="list3574560836" text:style-name="L10">
        <text:list-item>
          <text:list>
            <text:list-item>
              <text:list>
                <text:list-item>
                  <text:p text:style-name="P28">binary tree should be a complete binary tree.</text:p>
                </text:list-item>
                <text:list-item>
                  <text:p text:style-name="P28">max(total) no of nodes = 2^(h+1) – 1 (h is the height of the tree)</text:p>
                </text:list-item>
                <text:list-item>
                  <text:p text:style-name="P28">min (total) no of nodes = 2^h</text:p>
                </text:list-item>
                <text:list-item>
                  <text:p text:style-name="P36">root of tree : first element </text:p>
                </text:list-item>
                <text:list-item>
                  <text:p text:style-name="P36">parent of element (i) = i / 2 (floor value)</text:p>
                </text:list-item>
                <text:list-item>
                  <text:p text:style-name="P36">left child of element(i) = 2 * i</text:p>
                </text:list-item>
                <text:list-item>
                  <text:p text:style-name="P36">right child of element(i) = 2 * i + 1</text:p>
                </text:list-item>
                <text:list-item>
                  <text:p text:style-name="P37">if an array has n elements, then n/4 nodes with level 1, n/8 nodes with level 2, ... l nodes with level l that is the log n level, ie the root.</text:p>
                </text:list-item>
                <text:list-item>
                  <text:p text:style-name="P38">The leaf node would be from (n/2)+1 floor value. (when taking index 1) </text:p>
                </text:list-item>
                <text:list-item>
                  <text:p text:style-name="P38">2^n – nodes at the n th level.(parent n=0 ) </text:p>
                </text:list-item>
              </text:list>
            </text:list-item>
          </text:list>
        </text:list-item>
      </text:list>
      <text:list xml:id="list154502302089567" text:continue-list="list154501034316164" text:style-name="L1">
        <text:list-item>
          <text:p text:style-name="P91">Types of Heaps – max heap and min heap</text:p>
        </text:list-item>
      </text:list>
      <text:list xml:id="list3146871846" text:style-name="L11">
        <text:list-item>
          <text:list>
            <text:list-item>
              <text:list>
                <text:list-item>
                  <text:list>
                    <text:list-item>
                      <text:p text:style-name="P39">max heap – key of a node is greater than or equal to the keys of its children</text:p>
                    </text:list-item>
                    <text:list-item>
                      <text:p text:style-name="P39">min heap <text:s/>- key of a node is lesser than or equal to the keys of its children.</text:p>
                    </text:list-item>
                  </text:list>
                </text:list-item>
              </text:list>
            </text:list-item>
          </text:list>
        </text:list-item>
      </text:list>
      <text:list xml:id="list154500564754960" text:continue-list="list154502302089567" text:style-name="L1">
        <text:list-item>
          <text:p text:style-name="P92">Time complexity of one element to max-heap = O(log n) – log n is the height of the tree</text:p>
        </text:list-item>
        <text:list-item>
          <text:p text:style-name="P92">Time complexity of heapify – O (n log n) . <text:span text:style-name="T25">(Which can also be order n by a kind of some constant complexity )</text:span></text:p>
        </text:list-item>
        <text:list-item>
          <text:p text:style-name="P93">heaps are in place, so dont take extra space.</text:p>
        </text:list-item>
        <text:list-item>
          <text:p text:style-name="P92">insertion of a single element – O (log n)</text:p>
        </text:list-item>
      </text:list>
      <text:list xml:id="list630080662" text:style-name="L12">
        <text:list-item>
          <text:list>
            <text:list-item>
              <text:list>
                <text:list-item>
                  <text:list>
                    <text:list-item>
                      <text:p text:style-name="P40">insertion takes place at the next regular position of the tree irrespective of the value, and heapify the tree toward up.</text:p>
                    </text:list-item>
                  </text:list>
                </text:list-item>
              </text:list>
            </text:list-item>
          </text:list>
        </text:list-item>
      </text:list>
      <text:list xml:id="list154501913125839" text:continue-list="list154500564754960" text:style-name="L1">
        <text:list-item>
          <text:p text:style-name="P92">deletion of a single element – O (log n) (detetion take constant time, but after deletion to make the tree as a max-heap takes log n complexity)</text:p>
        </text:list-item>
      </text:list>
      <text:list xml:id="list3560050813" text:style-name="L13">
        <text:list-item>
          <text:list>
            <text:list-item>
              <text:list>
                <text:list-item>
                  <text:p text:style-name="P41">when deleting an element its place taken by the last element and then heapify it towards down</text:p>
                </text:list-item>
              </text:list>
            </text:list-item>
          </text:list>
        </text:list-item>
      </text:list>
      <text:list xml:id="list154501906316026" text:continue-list="list154501913125839" text:style-name="L1">
        <text:list-item>
          <text:p text:style-name="P107">AVL</text:p>
        </text:list-item>
      </text:list>
      <text:list xml:id="list4168590822" text:style-name="L14">
        <text:list-item>
          <text:p text:style-name="P42">height of a node = max(height of left child or height of right child ) +1</text:p>
        </text:list-item>
        <text:list-item>
          <text:p text:style-name="P42">require heights of left and right children of every node to differ by at most +-1 ie(1,0,-1)</text:p>
        </text:list-item>
        <text:list-item>
          <text:p text:style-name="P43">Rotations are order O(1) time operation.</text:p>
        </text:list-item>
      </text:list>
      <text:list xml:id="list154500628074799" text:continue-list="list154501906316026" text:style-name="L1">
        <text:list-item>
          <text:p text:style-name="P98">Counting Sort</text:p>
        </text:list-item>
      </text:list>
      <text:list xml:id="list3623637075" text:style-name="L15">
        <text:list-item>
          <text:list>
            <text:list-item>
              <text:list>
                <text:list-item>
                  <text:p text:style-name="P44">time complexity = O(n+k) – n is the number of elements and <text:s/>k is the range of the element</text:p>
                </text:list-item>
              </text:list>
            </text:list-item>
          </text:list>
        </text:list-item>
      </text:list>
      <text:list xml:id="list154502619753921" text:continue-list="list154500628074799" text:style-name="L1">
        <text:list-item>
          <text:p text:style-name="P99">Hash Table</text:p>
        </text:list-item>
      </text:list>
      <text:list xml:id="list1009612941" text:style-name="L16">
        <text:list-item>
          <text:list>
            <text:list-item>
              <text:p text:style-name="P45">new table size = 2 * old size </text:p>
              <text:list>
                <text:list-header>
                  <text:p text:style-name="P45">time complexity O(n) – geometric <text:s/></text:p>
                </text:list-header>
              </text:list>
            </text:list-item>
            <text:list-item>
              <text:p text:style-name="P45">time complexity to restructuring table – O(n + m +m’) </text:p>
              <text:list>
                <text:list-header>
                  <text:p text:style-name="P45">m – old table size, m’ = new size, n-no of inserts or elements</text:p>
                </text:list-header>
              </text:list>
            </text:list-item>
            <text:list-item>
              <text:p text:style-name="P45">deletion <text:span text:style-name="T27">change table size only </text:span></text:p>
              <text:list>
                <text:list-item>
                  <text:p text:style-name="P46">if m = n/4 then shrink <text:s/>m = n/2</text:p>
                </text:list-item>
              </text:list>
            </text:list-item>
          </text:list>
        </text:list-item>
      </text:list>
      <text:list xml:id="list154501589486204" text:continue-list="list154502619753921" text:style-name="L1">
        <text:list-item>
          <text:p text:style-name="P94"><text:span text:style-name="T24">Rabin Karp</text:span> Method – to find a pattern in a string</text:p>
        </text:list-item>
      </text:list>
      <text:list xml:id="list3084220639" text:style-name="L17">
        <text:list-item>
          <text:p text:style-name="P47">Time complexity = O(n-m+1) <text:s/>when n &amp; m are len of string and pattern repectively.</text:p>
        </text:list-item>
        <text:list-item>
          <text:p text:style-name="P47">Ascii or any other code * (base ** <text:span text:style-name="T29">index of digit in pattern</text:span>) % (take mode with len etc, if the result overflows the bit) </text:p>
        </text:list-item>
        <text:list-item>
          <text:p text:style-name="P48">to find hast the simplest method is division method, h(k) = k mod m – m is the prime num</text:p>
          <text:list>
            <text:list-item>
              <text:p text:style-name="P49">use a random prime greater than len of pattern for mod operation (not the best, but ok)</text:p>
              <text:list>
                <text:list-header>
                  <text:p text:style-name="P49">(prime num theorem says that after a (log n) times u find a prime from random <text:s/></text:p>
                </text:list-header>
              </text:list>
            </text:list-item>
          </text:list>
          <text:p text:style-name="P78"><text:span text:style-name="T14"><text:s text:c="3"/></text:span><text:span text:style-name="T15">m is not too close to power of 2 or 10.</text:span></text:p>
        </text:list-item>
        <text:list-item>
          <text:p text:style-name="P47"><text:soft-page-break/>when matching delete the first one and add the next one. <text:span text:style-name="T28">(rolling hash)</text:span></text:p>
        </text:list-item>
      </text:list>
      <text:list xml:id="list154500799263475" text:continue-list="list154501589486204" text:style-name="L1">
        <text:list-item>
          <text:p text:style-name="P100">Rolling Hash Algorithm</text:p>
        </text:list-item>
      </text:list>
      <text:list xml:id="list1830967711" text:style-name="L18">
        <text:list-item>
          <text:p text:style-name="P50">k – length of the pattern, n – length of the text, p – highest prime number to do mod operation b – base , new – next digit, old – first digit</text:p>
        </text:list-item>
        <text:list-item>
          <text:p text:style-name="P52">To compute the hash normally of pattern abcd</text:p>
          <text:list>
            <text:list-item>
              <text:p text:style-name="P52">1<text:span text:style-name="T23">st</text:span> digit * b ** (k-1) + 2<text:span text:style-name="T23">nd</text:span> digit * b**(k-2) upto b**0. </text:p>
            </text:list-item>
          </text:list>
        </text:list-item>
      </text:list>
      <text:list xml:id="list412809686" text:style-name="L19">
        <text:list-item>
          <text:p text:style-name="P51">Compute the hash value of the first k digits of the text. (ascii_value mod p )- lets call this value as hash_value</text:p>
        </text:list-item>
        <text:list-item>
          <text:p text:style-name="P51">(hash_value * b ) + ( new mod p ) <text:s/>- lets call this as a append_value</text:p>
        </text:list-item>
        <text:list-item>
          <text:p text:style-name="P51">(append_value – <text:span text:style-name="T30">(</text:span>old * <text:span text:style-name="T31">(</text:span> <text:span text:style-name="T32">(</text:span>b ** k<text:span text:style-name="T32">) </text:span>* mod p<text:span text:style-name="T31">) </text:span>+ p * b <text:span text:style-name="T30">)</text:span>) mod p <text:s text:c="2"/></text:p>
          <text:list>
            <text:list-item>
              <text:list>
                <text:list-item>
                  <text:p text:style-name="P51">here (b**k) * mod p – is one time calculation, we can store this in a variable </text:p>
                </text:list-item>
                <text:list-item>
                  <text:p text:style-name="P51">p * b – is a correction factor, to make the whole thing positive. It will cancelise when we take mod outside.</text:p>
                </text:list-item>
              </text:list>
            </text:list-item>
          </text:list>
        </text:list-item>
      </text:list>
      <text:p text:style-name="P1"/>
      <text:list xml:id="list154502295732223" text:continue-list="list154500799263475" text:style-name="L1">
        <text:list-item>
          <text:p text:style-name="P103">Open-Addressing</text:p>
        </text:list-item>
      </text:list>
      <text:list xml:id="list3579992033" text:style-name="L20">
        <text:list-item>
          <text:p text:style-name="P53">check mit lecture pdf</text:p>
        </text:list-item>
        <text:list-item>
          <text:p text:style-name="P53">Other than chain hashing by using list and table multiplication we can also use open addressing method.</text:p>
        </text:list-item>
        <text:list-item>
          <text:p text:style-name="P53">In open addressing we pass key and i (which increase by one if the hash value is filled) to hashing</text:p>
        </text:list-item>
        <text:list-item>
          <text:p text:style-name="P53">There are two type, linear probing and double hashing.</text:p>
        </text:list-item>
        <text:list-item>
          <text:p text:style-name="P53">Linear probing cause clustering, </text:p>
          <text:list>
            <text:list-item>
              <text:p text:style-name="P53">hash(key,i) = normal hash(k) +i</text:p>
            </text:list-item>
          </text:list>
        </text:list-item>
        <text:list-item>
          <text:p text:style-name="P53"><text:s text:c="2"/>double hashing , hash(key,i) = normal hash(key) + i normal hash(key) – which will avoid clustering.</text:p>
        </text:list-item>
        <text:list-item>
          <text:p text:style-name="P53">When deleting<text:span text:style-name="T4"> a key, we have to mark it as deleteMe label, and insertion should consider this laber as empty.</text:span></text:p>
        </text:list-item>
      </text:list>
      <text:list xml:id="list154501026619078" text:continue-list="list154502295732223" text:style-name="L1">
        <text:list-item>
          <text:p text:style-name="P104">Catalan Numbers</text:p>
        </text:list-item>
      </text:list>
      <text:list xml:id="list870542279" text:style-name="L21">
        <text:list-item>
          <text:list>
            <text:list-item>
              <text:list>
                <text:list-item>
                  <text:p text:style-name="P76">Count the number of expressions containing n pairs of parentheses which are correctly matched</text:p>
                </text:list-item>
                <text:list-item>
                  <text:p text:style-name="P76">Count the number of possible Binary Search Trees with n keys</text:p>
                </text:list-item>
                <text:list-item>
                  <text:p text:style-name="P77">sum(Ci Cn-i) – here i is from 0 to n.</text:p>
                  <text:p text:style-name="P76"/>
                </text:list-item>
              </text:list>
            </text:list-item>
          </text:list>
        </text:list-item>
      </text:list>
      <text:list xml:id="list154502668963072" text:continue-list="list154501026619078" text:style-name="L1">
        <text:list-item>
          <text:p text:style-name="P95"><text:span text:style-name="T24">Karastuba</text:span> Multiplication refer mit lecutre pdf.</text:p>
        </text:list-item>
        <text:list-item>
          <text:p text:style-name="P101">Newton’s Method</text:p>
        </text:list-item>
      </text:list>
      <text:list xml:id="list1446882315" text:style-name="L22">
        <text:list-item>
          <text:p text:style-name="P54">using to find square root and division</text:p>
        </text:list-item>
        <text:list-item>
          <text:p text:style-name="P54">solution is when f(x) crosses x axis, ie f(x) = 0. </text:p>
        </text:list-item>
        <text:list-item>
          <text:p text:style-name="P54">no of roots of function = how many times the function crosses x axis.</text:p>
        </text:list-item>
        <text:list-item>
          <text:p text:style-name="P54">slope = f’(x) = f(x) /(x-x’) – here x is the guess we made. Find the point x’ , do it recursivly until last two recusive result of x’ are same for d digit precision. <text:span text:style-name="T33">( if we want to find the sqrt of a , to get d digit precision we take the floor value of sqrt(a* 10^2d) )</text:span></text:p>
        </text:list-item>
      </text:list>
      <text:p text:style-name="P2">Root</text:p>
      <text:list xml:id="list1540306188" text:style-name="L23">
        <text:list-item>
          <text:p text:style-name="P55">when finding a root (ie cubic root) good guess will help to reduce recursive number,</text:p>
        </text:list-item>
        <text:list-item>
          <text:p text:style-name="P57">correctness of newton’s function for x<text:span text:style-name="T36">i </text:span><text:span text:style-name="T37">= x (1+</text:span><text:span text:style-name="T38">£</text:span><text:span text:style-name="T37">) - where </text:span><text:span text:style-name="T38">£</text:span><text:span text:style-name="T37"> is the error factor, ie its value become square for each iteration, so to work newton’s method, 0 &lt;= </text:span><text:span text:style-name="T38">£</text:span><text:span text:style-name="T37"> &lt;=1, otherwise error increases,</text:span></text:p>
          <text:list>
            <text:list-header>
              <text:p text:style-name="P57"><text:span text:style-name="T37">which implies 0&lt;=x</text:span><text:span text:style-name="T36">0</text:span><text:span text:style-name="T37">&lt;=2x , where x is the original root, and x</text:span><text:span text:style-name="T36">0 </text:span><text:span text:style-name="T37">is the initial guess.</text:span></text:p>
            </text:list-header>
          </text:list>
        </text:list-item>
        <text:list-item>
          <text:p text:style-name="P55">normally computer have 2^32 or 2^64 bits, make a guess for the <text:span text:style-name="T35">1</text:span>st guess, and compare it with x*x*x (for cubic root) and do binary search <text:span text:style-name="T35">inbtwn 0 and the number.</text:span></text:p>
          <text:list>
            <text:list-item>
              <text:p text:style-name="P57">Doing binary search for whole process takes O(d) , whereas newton’s method takes only O(logd)</text:p>
            </text:list-item>
          </text:list>
        </text:list-item>
      </text:list>
      <text:p text:style-name="P3">division</text:p>
      <text:list xml:id="list3609433610" text:style-name="L24">
        <text:list-item>
          <text:p text:style-name="P58">find a function for f(R/b) = 0, ie like 1/x - b/R</text:p>
        </text:list-item>
        <text:list-item>
          <text:p text:style-name="P56">a/b = a * 1/b </text:p>
        </text:list-item>
        <text:list-item>
          <text:p text:style-name="P56"><text:soft-page-break/>1/b <text:span text:style-name="T33">= R/b /R – ie R is power of 2 ( its like doing arithmatic by power of 10 in base 10), we can do this by bitwise shifting.</text:span></text:p>
          <text:p text:style-name="P56"/>
        </text:list-item>
      </text:list>
      <text:list xml:id="list154501627679872" text:continue-list="list154502668963072" text:style-name="L1">
        <text:list-item>
          <text:p text:style-name="P109">Graph Algorithm</text:p>
        </text:list-item>
      </text:list>
      <text:list xml:id="list2810235695" text:style-name="L25">
        <text:list-item>
          <text:p text:style-name="P59">two types, directional and non directional</text:p>
        </text:list-item>
        <text:list-item>
          <text:p text:style-name="P59">to convert graphical representation we can use linked list for each connection, nxn matrix(1 for connection, otherwise 0), or object oriented way or imperial way like function calls, ie storage is constant</text:p>
        </text:list-item>
        <text:list-item>
          <text:p text:style-name="P60">Time complexity and space required for both bfs and dfs are</text:p>
          <text:list>
            <text:list-item>
              <text:p text:style-name="P59">linked list for directional – O(n+e) , e – no of edges </text:p>
            </text:list-item>
            <text:list-item>
              <text:p text:style-name="P59">linked list for nondirectional – O(n+2e) </text:p>
            </text:list-item>
            <text:list-item>
              <text:p text:style-name="P59">matrix for non directional – O(n^2)</text:p>
            </text:list-item>
          </text:list>
        </text:list-item>
        <text:list-item>
          <text:p text:style-name="P61">for a full graph no of edges = V^2</text:p>
        </text:list-item>
        <text:list-item>
          <text:p text:style-name="P62">both BFS and DFS are used to find the shortest path of non weighted graphs</text:p>
        </text:list-item>
        <text:list-item>
          <text:p text:style-name="P60">for a directed graph if there exists a back edge, then it should have cycle, </text:p>
        </text:list-item>
        <text:list-item>
          <text:p text:style-name="P60">for each end nodes, we connect the node with itself by back edge, but dont consider this for detcting cyclicity</text:p>
        </text:list-item>
        <text:list-item>
          <text:p text:style-name="P60"><text:span text:style-name="T24">BFS</text:span>: </text:p>
          <text:list>
            <text:list-item>
              <text:p text:style-name="P60">uses que data structure, we look all the neighbours first, <text:span text:style-name="T35">like level</text:span> 1,2, etc</text:p>
            </text:list-item>
            <text:list-item>
              <text:p text:style-name="P60">to find cyclicity in a bfs, for a node if its adjacent node is in que, then it exitst a cycle.</text:p>
            </text:list-item>
            <text:list-item>
              <text:p text:style-name="P60">In facebook, when we search for a name, it uses bfs to search that person in our friends, our friend’s friend etc.</text:p>
            </text:list-item>
          </text:list>
        </text:list-item>
        <text:list-item>
          <text:p text:style-name="P60"><text:span text:style-name="T24">DFS</text:span>:</text:p>
          <text:list>
            <text:list-item>
              <text:p text:style-name="P60">uses stack, and a path if not doing recursivly, ie path(list) to tack the process and stack to add the elements,</text:p>
            </text:list-item>
            <text:list-item>
              <text:p text:style-name="P60">mainly uses for directed graph, to find cyclicity if a node’s neighour is in stack, then there exists a cycle.</text:p>
            </text:list-item>
          </text:list>
        </text:list-item>
        <text:list-item>
          <text:p text:style-name="P69">Topological sort : </text:p>
          <text:list>
            <text:list-item>
              <text:p text:style-name="P62">to check the prerequires vertices of a vertex.</text:p>
            </text:list-item>
            <text:list-item>
              <text:p text:style-name="P62">The graph must be acyclic, and directed</text:p>
            </text:list-item>
            <text:list-item>
              <text:p text:style-name="P62">in a dfs, add the end vertex of the recursion to a list, after the dfs for all the vertex, reverse the list.</text:p>
            </text:list-item>
            <text:list-item>
              <text:p text:style-name="P63">We can also find topological order by finding in-degree of each vertex and remove the vertex and edges connected with the vertex which has in-degree zero, and repeat it.</text:p>
            </text:list-item>
          </text:list>
        </text:list-item>
        <text:list-item>
          <text:p text:style-name="P70"><text:span text:style-name="T34">Single source </text:span>Shortes<text:span text:style-name="T34">t</text:span> path : </text:p>
          <text:list>
            <text:list-item>
              <text:p text:style-name="P64">check mit lecture and recitation pdf</text:p>
            </text:list-item>
            <text:list-item>
              <text:p text:style-name="P63">graph which has weight, if the weight is positive number, then we can split into <text:span text:style-name="T34">single </text:span>weight nodes, and do BFS. <text:span text:style-name="T34">(ie make another graph like this)</text:span></text:p>
              <text:list>
                <text:list-item>
                  <text:p text:style-name="P63">Time complexity depends on the weight.</text:p>
                </text:list-item>
              </text:list>
            </text:list-item>
            <text:list-item>
              <text:p text:style-name="P64">Choosing the node for path finding will result different type of weighting, which may cause exponentail times of weighting,</text:p>
            </text:list-item>
            <text:list-item>
              <text:p text:style-name="P79"><text:span text:style-name="T16">total </text:span><text:span text:style-name="T17">available paths are also </text:span><text:span text:style-name="T16">might</text:span><text:span text:style-name="T17"> be exponential.</text:span></text:p>
            </text:list-item>
            <text:list-item>
              <text:p text:style-name="P80"><text:span text:style-name="T17">I</text:span><text:span text:style-name="T13">n graph problem, if there are some conditions other than the weights, then we can put that condition as state, and convert the graph into 3D, ie split the existing graph add extra layers wrt that state as we want, then the no of vertex and edge increases, time complexity also increases wrt it. After rearrangin graph we can use Dijkstra or any other method to find solution. (which actually increasing the possible outcomes, by making possible paths)</text:span></text:p>
            </text:list-item>
          </text:list>
        </text:list-item>
        <text:list-item>
          <text:p text:style-name="P81"><text:span text:style-name="T19">D</text:span><text:span text:style-name="T18">ijkstra</text:span></text:p>
          <text:list>
            <text:list-item>
              <text:p text:style-name="P65">in dijkstra the invariants are we take the min weight vertex, and do a mixed bfs and dfs for relaxataion(decreasing the value), after finishing a vertex we dont visit that vertex again.</text:p>
            </text:list-item>
            <text:list-item>
              <text:p text:style-name="P65">Which works for cyclic graph also if all the numbers are +ve</text:p>
            </text:list-item>
            <text:list-item>
              <text:p text:style-name="P65">Which is not apt for -ve number, may or may not works,</text:p>
            </text:list-item>
            <text:list-item>
              <text:p text:style-name="P65"><text:soft-page-break/>dont work for -ve cyclic graph (ie total weight of the cycle is -ve)</text:p>
            </text:list-item>
            <text:list-item>
              <text:p text:style-name="P65">There is another kind of method different from dijkstra, ie which uses Topologiacal order for choosing vertex. Which also work for -ve numbers, and doesn’t work for -ve cycle graph.</text:p>
            </text:list-item>
            <text:list-item>
              <text:p text:style-name="P73">Speeding up dijkstra</text:p>
              <text:list>
                <text:list-item>
                  <text:p text:style-name="P66">mil lecture note</text:p>
                </text:list-item>
                <text:list-item>
                  <text:p text:style-name="P66">bi-directional search, and stop when same element pop form both priority que list.</text:p>
                </text:list-item>
                <text:list-item>
                  <text:p text:style-name="P66">Check sum of next elements also and take min one</text:p>
                </text:list-item>
                <text:list-item>
                  <text:p text:style-name="P66">goal directed search: make a weightage for the root which contains source and end, </text:p>
                </text:list-item>
              </text:list>
            </text:list-item>
          </text:list>
        </text:list-item>
        <text:list-item>
          <text:p text:style-name="P71">Bellman ford</text:p>
          <text:list>
            <text:list-item>
              <text:p text:style-name="P61">slower than dijkstra, and normally uses when there is a -ve vertex, and doesn’t work for -ve cycle.</text:p>
            </text:list-item>
            <text:list-item>
              <text:p text:style-name="P61">Time complexity = O(VE) = O(V^3)</text:p>
            </text:list-item>
            <text:list-item>
              <text:p text:style-name="P61"/>
              <text:p text:style-name="P62"/>
            </text:list-item>
          </text:list>
        </text:list-item>
      </text:list>
      <text:list xml:id="list154502214327471" text:continue-list="list154501627679872" text:style-name="L1">
        <text:list-item>
          <text:p text:style-name="P108">Dynamic Programming</text:p>
        </text:list-item>
      </text:list>
      <text:list xml:id="list2521978071" text:style-name="L26">
        <text:list-item>
          <text:list>
            <text:list-item>
              <text:p text:style-name="P67"/>
            </text:list-item>
          </text:list>
        </text:list-item>
      </text:list>
      <text:list xml:id="list154500584397703" text:continue-list="list154502214327471" text:style-name="L1">
        <text:list-item>
          <text:p text:style-name="P96"/>
        </text:list-item>
        <text:list-item>
          <text:p text:style-name="P97"/>
        </text:list-item>
        <text:list-item>
          <text:p text:style-name="P97"/>
        </text:list-item>
        <text:list-item>
          <text:p text:style-name="P91"/>
        </text:list-item>
        <text:list-item>
          <text:p text:style-name="P91"/>
        </text:list-item>
        <text:list-item>
          <text:p text:style-name="P91"/>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0pt" style:font-size-asian="8.75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17cm" fo:margin-right="1.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27T10:15:08.667724089</meta:creation-date>
    <meta:generator>LibreOffice/7.0.1.2$Linux_X86_64 LibreOffice_project/00$Build-2</meta:generator>
    <dc:date>2020-11-02T15:45:00.294438719</dc:date>
    <meta:editing-duration>P1DT4H46M44S</meta:editing-duration>
    <meta:editing-cycles>31</meta:editing-cycles>
    <meta:document-statistic meta:table-count="0" meta:image-count="0" meta:object-count="0" meta:page-count="6" meta:paragraph-count="225" meta:word-count="2952" meta:character-count="14692" meta:non-whitespace-character-count="12065"/>
  </office:meta>
</office:document-meta>
</file>